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ecoder.canDecode( ResolvableType elementType , @ Nullable MimeType mim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Decoder.getDecodable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ecoder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ecoder.decodeToMono( Publisher &lt; DataBuffer &gt; inputStream , ResolvableType elementType , @ Nullable MimeType mimeType , @ Nullable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ecoder.AbstractDecoder( MimeType ... supportedMim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ecoder.setLogger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